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a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enry Gersoni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<text:span text:style-name="T2">THE MACCABEAN.</text:span>/</text:p>
      <text:p text:style-name="P2"><text:span text:style-name="T2">EDITOR,</text:span>/</text:p>
      <text:p text:style-name="P2">HENRY GERSONI,/</text:p>
      <text:p text:style-name="P2"><text:span text:style-name="T2">CHICAGO, ILL.</text:span>/</text:p>
      <text:p text:style-name="P2"/>
      <text:p text:style-name="P2">Rev. S. Morais/</text:p>
      <text:p text:style-name="P2"><text:tab/>Philadelphia, <text:span text:style-name="T3">Pa</text:span><text:span text:style-name="T4">/</text:span></text:p>
      <text:p text:style-name="P2"><text:span text:style-name="T4">546 N. 5th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54:49.68</meta:creation-date>
    <meta:document-statistic meta:table-count="0" meta:image-count="0" meta:object-count="0" meta:page-count="2" meta:paragraph-count="67" meta:word-count="171" meta:character-count="1325"/>
    <dc:date>2012-01-25T14:56:41.78</dc:date>
    <dc:creator>Penn Libraries</dc:creator>
    <meta:editing-duration>PT00H01M52S</meta:editing-duration>
    <meta:editing-cycles>1</meta:editing-cycles>
    <meta:generator>OpenOffice.org/3.2$Win32 OpenOffice.org_project/320m12$Build-9483</meta:generator>
  </office:meta>
</office:document-meta>
</file>